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D controller for servos <text:s/>(i2c &amp; serial)</text:p>
      <text:p text:style-name="Standard"/>
      <text:p text:style-name="Standard">Servo pulse meter</text:p>
      <text:p text:style-name="Standard"/>
      <text:p text:style-name="Standard">Servo tester (written)</text:p>
      <text:p text:style-name="Standard"/>
      <text:p text:style-name="Standard">Servo switch</text:p>
      <text:p text:style-name="Standard"/>
      <text:p text:style-name="Standard">Model light controller (written)</text:p>
      <text:p text:style-name="Standard"/>
      <text:p text:style-name="Standard">sequencer (sequence uploadable to EEPROM via serial)</text:p>
      <text:p text:style-name="Standard"/>
      <text:p text:style-name="Standard">Electronic y-lead</text:p>
      <text:p text:style-name="Standard"/>
      <text:p text:style-name="Standard">Servo controller (i2c and serial)</text:p>
      <text:p text:style-name="Standard"/>
      <text:p text:style-name="Standard">ADC via i2c</text:p>
      <text:p text:style-name="Standard"/>
      <text:p text:style-name="Standard">Digital inputs via i2c</text:p>
      <text:p text:style-name="Standard"/>
      <text:p text:style-name="Standard">Digital outputs via i2c</text:p>
      <text:p text:style-name="Standard"/>
      <text:p text:style-name="Standard">Mixed IO via i2c</text:p>
      <text:p text:style-name="Standard"/>
      <text:p text:style-name="Standard"/>
      <text:p text:style-name="Standard"/>
      <text:p text:style-name="Standard"/>
      <text:p text:style-name="Standard"/>
      <text:p text:style-name="Standard">Sequencer -</text:p>
      <text:p text:style-name="Standard"/>
      <text:p text:style-name="Standard">States include:</text:p>
      <text:p text:style-name="Standard">Time to stay in that position once reached.</text:p>
      <text:p text:style-name="Standard">Target position for each servo</text:p>
      <text:p text:style-name="Standard">Rate of movement for each servo</text:p>
      <text:p text:style-name="Standard"/>
      <text:p text:style-name="Standard">Direction of moving between states determined by servo input.</text:p>
      <text:p text:style-name="Standard">Once states time out they transition to the next state given by the direction input (if there is a next state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36S</meta:editing-duration>
    <meta:editing-cycles>5</meta:editing-cycles>
    <meta:generator>OpenOffice.org/3.3$Win32 OpenOffice.org_project/330m20$Build-9567</meta:generator>
    <dc:date>2013-04-18T09:21:13.99</dc:date>
    <dc:creator>Bruce Porteous</dc:creator>
    <meta:document-statistic meta:table-count="0" meta:image-count="0" meta:object-count="0" meta:page-count="1" meta:paragraph-count="19" meta:word-count="101" meta:character-count="600"/>
    <meta:user-defined meta:name="Info 1"/>
    <meta:user-defined meta:name="Info 2"/>
    <meta:user-defined meta:name="Info 3"/>
    <meta:user-defined meta:name="Info 4"/>
  </office:meta>
</office:document-meta>
</file>